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0.8076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1.9479in"/>
    </style:style>
    <style:style style:name="Table1.A1" style:family="table-cell">
      <style:table-cell-properties style:vertical-align="middle" fo:padding="0in" fo:border="none" style:writing-mode="page"/>
    </style:style>
    <style:style style:name="Table1.D1" style:family="table-cell">
      <style:table-cell-properties fo:padding="0in" fo:border="none" style:writing-mode="page"/>
    </style:style>
    <style:style style:name="Table1.G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F2" style:family="table-cell">
      <style:table-cell-properties fo:padding="0in" fo:border="none" style:writing-mode="page"/>
    </style:style>
    <style:style style:name="Table1.G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E3" style:family="table-cell">
      <style:table-cell-properties fo:padding="0in" fo:border="none" style:writing-mode="page"/>
    </style:style>
    <style:style style:name="Table1.F3" style:family="table-cell">
      <style:table-cell-properties fo:padding="0in" fo:border="none" style:writing-mode="page"/>
    </style:style>
    <style:style style:name="Table1.G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E4" style:family="table-cell">
      <style:table-cell-properties fo:padding="0in" fo:border="none" style:writing-mode="page"/>
    </style:style>
    <style:style style:name="Table1.F4" style:family="table-cell">
      <style:table-cell-properties fo:padding="0in" fo:border="none" style:writing-mode="page"/>
    </style:style>
    <style:style style:name="Table1.G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1.E5" style:family="table-cell">
      <style:table-cell-properties fo:padding="0in" fo:border="none" style:writing-mode="page"/>
    </style:style>
    <style:style style:name="Table1.F5" style:family="table-cell">
      <style:table-cell-properties fo:padding="0in" fo:border="none" style:writing-mode="page"/>
    </style:style>
    <style:style style:name="Table1.G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D6" style:family="table-cell">
      <style:table-cell-properties fo:padding="0in" fo:border="none" style:writing-mode="page"/>
    </style:style>
    <style:style style:name="Table1.E6" style:family="table-cell">
      <style:table-cell-properties fo:padding="0in" fo:border="none" style:writing-mode="page"/>
    </style:style>
    <style:style style:name="Table1.F6" style:family="table-cell">
      <style:table-cell-properties fo:padding="0in" fo:border="none" style:writing-mode="page"/>
    </style:style>
    <style:style style:name="Table1.G6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12d28" officeooo:paragraph-rsid="00112d28"/>
    </style:style>
    <style:style style:name="P2" style:family="paragraph" style:parent-style-name="Table_20_Contents">
      <style:text-properties fo:font-weight="bold" officeooo:rsid="00112d28" officeooo:paragraph-rsid="00112d28" style:font-weight-asian="bold" style:font-weight-complex="bold"/>
    </style:style>
    <style:style style:name="P3" style:family="paragraph" style:parent-style-name="Text_20_body">
      <style:text-properties officeooo:rsid="000f51cc" officeooo:paragraph-rsid="000f51cc"/>
    </style:style>
    <style:style style:name="P4" style:family="paragraph" style:parent-style-name="Text_20_body">
      <style:text-properties officeooo:rsid="0010cefb" officeooo:paragraph-rsid="0010cefb"/>
    </style:style>
    <style:style style:name="P5" style:family="paragraph" style:parent-style-name="Text_20_body">
      <style:text-properties officeooo:rsid="00112d28" officeooo:paragraph-rsid="00112d28"/>
    </style:style>
    <style:style style:name="P6" style:family="paragraph" style:parent-style-name="Text_20_body">
      <style:text-properties officeooo:rsid="000f51cc" officeooo:paragraph-rsid="000f51cc" fo:background-color="transparent"/>
    </style:style>
    <style:style style:name="P7" style:family="paragraph" style:parent-style-name="Text_20_body">
      <style:text-properties style:font-name="Liberation Serif1" officeooo:rsid="0010cefb" officeooo:paragraph-rsid="0010cefb" fo:background-color="transparent"/>
    </style:style>
    <style:style style:name="P8" style:family="paragraph" style:parent-style-name="Text_20_body">
      <style:text-properties officeooo:rsid="0011cca9" officeooo:paragraph-rsid="0011cca9"/>
    </style:style>
    <style:style style:name="P9" style:family="paragraph" style:parent-style-name="Title">
      <style:text-properties fo:language="fr" fo:country="FR" officeooo:rsid="000f51cc" officeooo:paragraph-rsid="000f51cc"/>
    </style:style>
    <style:style style:name="P10" style:family="paragraph" style:parent-style-name="Heading_20_1">
      <style:text-properties officeooo:rsid="000f51cc" officeooo:paragraph-rsid="000f51cc"/>
    </style:style>
    <style:style style:name="P11" style:family="paragraph" style:parent-style-name="Heading_20_2">
      <style:text-properties officeooo:rsid="000f51cc" officeooo:paragraph-rsid="000f51cc" fo:background-color="transparent"/>
    </style:style>
    <style:style style:name="P12" style:family="paragraph" style:parent-style-name="Heading_20_2">
      <style:text-properties officeooo:rsid="0010cefb" officeooo:paragraph-rsid="0010cefb" fo:background-color="transparent"/>
    </style:style>
    <style:style style:name="P13" style:family="paragraph" style:parent-style-name="Heading_20_2">
      <style:text-properties style:font-name="Liberation Serif1" officeooo:rsid="0010cefb" officeooo:paragraph-rsid="000f51cc" fo:background-color="transparent"/>
    </style:style>
    <style:style style:name="P14" style:family="paragraph" style:parent-style-name="Heading_20_2">
      <style:text-properties officeooo:rsid="0010cefb" officeooo:paragraph-rsid="0010cefb"/>
    </style:style>
    <style:style style:name="P15" style:family="paragraph" style:parent-style-name="Text_20_body" style:list-style-name="L1">
      <style:text-properties officeooo:rsid="000f51cc" officeooo:paragraph-rsid="000f51cc" fo:background-color="transparent"/>
    </style:style>
    <style:style style:name="P16" style:family="paragraph" style:parent-style-name="Text_20_body" style:list-style-name="L2">
      <style:text-properties style:font-name="Liberation Serif1" officeooo:rsid="0010cefb" officeooo:paragraph-rsid="0010cefb" fo:background-color="transparent"/>
    </style:style>
    <style:style style:name="P17" style:family="paragraph" style:parent-style-name="Text_20_body" style:list-style-name="L3">
      <style:text-properties officeooo:rsid="0010cefb" officeooo:paragraph-rsid="0010cef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0cefb" fo:background-color="transparent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style:font-name="Liberation Serif1" officeooo:rsid="0010cefb" fo:background-color="transparent" loext:char-shading-value="0"/>
    </style:style>
    <style:style style:name="T5" style:family="text">
      <style:text-properties officeooo:rsid="00112d28"/>
    </style:style>
    <style:style style:name="T6" style:family="text">
      <style:text-properties officeooo:rsid="0011cca9"/>
    </style:style>
    <style:style style:name="T7" style:family="text">
      <style:text-properties officeooo:rsid="001252f3"/>
    </style:style>
    <style:style style:name="T8" style:family="text">
      <style:text-properties officeooo:rsid="00141c06"/>
    </style:style>
    <style:style style:name="T9" style:family="text">
      <style:text-properties officeooo:rsid="0015e16d"/>
    </style:style>
    <style:style style:name="T10" style:family="text">
      <style:text-properties officeooo:rsid="001843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urs IoT</text:p>
      <text:h text:style-name="P10" text:outline-level="1">Session <text:span text:style-name="T10">2</text:span>: LEDs</text:h>
      <text:h text:style-name="Heading_20_2" text:outline-level="2">Exercice 1 :</text:h>
      <text:p text:style-name="P3">Enclenchez et déclenchez la LEDs programmable par l’utilisateur (user LED) sur la carte CPU. Elle est connecté sur GPIO 2. Utilise<text:span text:style-name="T1">z </text:span><text:span text:style-name="T3">minicom</text:span><text:span text:style-name="T1"> pour le faire. Essayez les methodes</text:span></text:p>
      <text:list xml:id="list638178448" text:style-name="L1">
        <text:list-item>
          <text:p text:style-name="P15">value</text:p>
        </text:list-item>
        <text:list-item>
          <text:p text:style-name="P15">on</text:p>
        </text:list-item>
        <text:list-item>
          <text:p text:style-name="P15">off</text:p>
        </text:list-item>
      </text:list>
      <text:p text:style-name="P6">de la classe Pin du module machine.</text:p>
      <text:h text:style-name="P11" text:outline-level="2">Exercice 2 :</text:h>
      <text:p text:style-name="P6">Écrivez un programme led.py qui fait clignoter la LED avec un fréquence de 1 Hz (500 ms allumé, 500 ms éteint) </text:p>
      <text:h text:style-name="P12" text:outline-level="2">Exercice 3 :</text:h>
      <text:p text:style-name="P3"><text:span text:style-name="T1">Connectez la carte CPU sur la platine de prototypage et connectez une LED (via une résistance de 2</text:span><text:span text:style-name="T2">2</text:span><text:span text:style-name="T1">0 </text:span><text:span text:style-name="T4">Ω) à une autre pin GPIO. Répétez les exercices 1 et 2 avec ce LED.</text:span></text:p>
      <text:h text:style-name="P13" text:outline-level="2">Exercice 4 :</text:h>
      <text:p text:style-name="P7">Écrivez un programme sos.py qui fait cognoter la LED en SOS :</text:p>
      <text:list xml:id="list1397182165" text:style-name="L2">
        <text:list-item>
          <text:p text:style-name="P16">3 impulsions <text:span text:style-name="T7">courtes</text:span></text:p>
        </text:list-item>
        <text:list-item>
          <text:p text:style-name="P16">3 impulsions <text:span text:style-name="T7">longues</text:span></text:p>
        </text:list-item>
        <text:list-item>
          <text:p text:style-name="P16">3 impulsions <text:span text:style-name="T7">courtes</text:span></text:p>
        </text:list-item>
        <text:list-item>
          <text:p text:style-name="P16">une pause de 2 s</text:p>
        </text:list-item>
      </text:list>
      <text:h text:style-name="Heading_20_2" text:outline-level="2">Exercice 5 :</text:h>
      <text:p text:style-name="P4">Écrivez une classe Led avec les méthodes suivants :</text:p>
      <text:list xml:id="list2559817095" text:style-name="L3">
        <text:list-item>
          <text:p text:style-name="P17">__init__ qui prend comme paramètre la pin sur laquelle est connecté la LED</text:p>
        </text:list-item>
        <text:list-item>
          <text:p text:style-name="P17">on</text:p>
        </text:list-item>
        <text:list-item>
          <text:p text:style-name="P17">off</text:p>
        </text:list-item>
        <text:list-item>
          <text:p text:style-name="P17">toggle : change l’état de la LED</text:p>
        </text:list-item>
        <text:list-item>
          <text:p text:style-name="P17">state : retourne l’état de la LED.</text:p>
        </text:list-item>
      </text:list>
      <text:p text:style-name="P4"><text:soft-page-break/>Essayez la classe avec les exercices précédents.</text:p>
      <text:h text:style-name="P14" text:outline-level="2">Exercice <text:span text:style-name="T6">6 :</text:span></text:h>
      <text:p text:style-name="P8">Réimplémentez <text:span text:style-name="T9">l’</text:span>exercice 2 (la LED clignotant) en utilisant des interruption<text:span text:style-name="T8">s</text:span> d<text:span text:style-name="T8">e</text:span> timer<text:span text:style-name="T8">s</text:span> au lieu de la fonction sleep ou sleep_ms. <text:span text:style-name="T8">The premier timer fait clignoter la LED. Le deuxième définit la période pendent laquelle la LED reste active. Il arrête le premier timer </text:span><text:span text:style-name="T9">après 10 s d’activité</text:span><text:span text:style-name="T8">.</text:span></text:p>
      <text:h text:style-name="Heading_20_2" text:outline-level="2">Exercice <text:span text:style-name="T6">7 </text:span>:</text:h>
      <text:p text:style-name="P4">Programmez un simulateur de feux rouges d’une intersection. 6 LEDs sont nécessaire (2 rouge, 2 jaunes, 2 verts). Utilisez <text:span text:style-name="T5">un automate fini (state machine) avec une table d’états. 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Line94216785042768">
          <table:table-cell table:style-name="Table1.A1" table:number-columns-spanned="3" office:value-type="string">
            <text:p text:style-name="P2">Feu rouge 1</text:p>
          </table:table-cell>
          <table:covered-table-cell/>
          <table:covered-table-cell/>
          <table:table-cell table:style-name="Table1.D1" table:number-columns-spanned="3" office:value-type="string">
            <text:p text:style-name="P2">Feu rouge 2</text:p>
          </table:table-cell>
          <table:covered-table-cell/>
          <table:covered-table-cell/>
          <table:table-cell table:style-name="Table1.G1" office:value-type="string">
            <text:p text:style-name="P2">Durée de la phase</text:p>
          </table:table-cell>
        </table:table-row>
        <table:table-row table:style-name="TableLine94216785427232">
          <table:table-cell table:style-name="Table1.A2" office:value-type="string">
            <text:p text:style-name="P1">rouge</text:p>
          </table:table-cell>
          <table:table-cell table:style-name="Table1.B2" office:value-type="string">
            <text:p text:style-name="P1">jaune</text:p>
          </table:table-cell>
          <table:table-cell table:style-name="Table1.C2" office:value-type="string">
            <text:p text:style-name="P1">vert</text:p>
          </table:table-cell>
          <table:table-cell table:style-name="Table1.D2" office:value-type="string">
            <text:p text:style-name="P1">rouge</text:p>
          </table:table-cell>
          <table:table-cell table:style-name="Table1.E2" office:value-type="string">
            <text:p text:style-name="P1">jaune</text:p>
          </table:table-cell>
          <table:table-cell table:style-name="Table1.F2" office:value-type="string">
            <text:p text:style-name="P1">vert</text:p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216785509856">
          <table:table-cell table:style-name="Table1.A3" office:value-type="string">
            <text:p text:style-name="P1">1</text:p>
          </table:table-cell>
          <table:table-cell table:style-name="Table1.B3" office:value-type="string">
            <text:p text:style-name="P1">0</text:p>
          </table:table-cell>
          <table:table-cell table:style-name="Table1.C3" office:value-type="string">
            <text:p text:style-name="P1">0</text:p>
          </table:table-cell>
          <table:table-cell table:style-name="Table1.D3" office:value-type="string">
            <text:p text:style-name="P1">0</text:p>
          </table:table-cell>
          <table:table-cell table:style-name="Table1.E3" office:value-type="string">
            <text:p text:style-name="P1">0</text:p>
          </table:table-cell>
          <table:table-cell table:style-name="Table1.F3" office:value-type="string">
            <text:p text:style-name="P1">1</text:p>
          </table:table-cell>
          <table:table-cell table:style-name="Table1.G3" office:value-type="string">
            <text:p text:style-name="P1">longue (phase rouge feu 1)</text:p>
          </table:table-cell>
        </table:table-row>
        <table:table-row table:style-name="TableLine94216785515392">
          <table:table-cell table:style-name="Table1.A4" office:value-type="string">
            <text:p text:style-name="P1">1</text:p>
          </table:table-cell>
          <table:table-cell table:style-name="Table1.B4" office:value-type="string">
            <text:p text:style-name="P1">0</text:p>
          </table:table-cell>
          <table:table-cell table:style-name="Table1.C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1">1</text:p>
          </table:table-cell>
          <table:table-cell table:style-name="Table1.F4" office:value-type="string">
            <text:p text:style-name="P1">0</text:p>
          </table:table-cell>
          <table:table-cell table:style-name="Table1.G4" office:value-type="string">
            <text:p text:style-name="P1">court</text:p>
          </table:table-cell>
        </table:table-row>
        <table:table-row table:style-name="TableLine94216785520656">
          <table:table-cell table:style-name="Table1.A5" office:value-type="string">
            <text:p text:style-name="P1">1</text:p>
          </table:table-cell>
          <table:table-cell table:style-name="Table1.B5" office:value-type="string">
            <text:p text:style-name="P1">0</text:p>
          </table:table-cell>
          <table:table-cell table:style-name="Table1.C5" office:value-type="string">
            <text:p text:style-name="P1">0</text:p>
          </table:table-cell>
          <table:table-cell table:style-name="Table1.D5" office:value-type="string">
            <text:p text:style-name="P1">1</text:p>
          </table:table-cell>
          <table:table-cell table:style-name="Table1.E5" office:value-type="string">
            <text:p text:style-name="P1">0</text:p>
          </table:table-cell>
          <table:table-cell table:style-name="Table1.F5" office:value-type="string">
            <text:p text:style-name="P1">0</text:p>
          </table:table-cell>
          <table:table-cell table:style-name="Table1.G5" office:value-type="string">
            <text:p text:style-name="P1">court (phase de sécurité </text:p>
          </table:table-cell>
        </table:table-row>
        <table:table-row table:style-name="TableLine94216785526112">
          <table:table-cell table:style-name="Table1.A6" office:value-type="string">
            <text:p text:style-name="P1">0</text:p>
          </table:table-cell>
          <table:table-cell table:style-name="Table1.B6" office:value-type="string">
            <text:p text:style-name="P1">0</text:p>
          </table:table-cell>
          <table:table-cell table:style-name="Table1.C6" office:value-type="string">
            <text:p text:style-name="P1">1</text:p>
          </table:table-cell>
          <table:table-cell table:style-name="Table1.D6" office:value-type="string">
            <text:p text:style-name="P1">1</text:p>
          </table:table-cell>
          <table:table-cell table:style-name="Table1.E6" office:value-type="string">
            <text:p text:style-name="P1">0</text:p>
          </table:table-cell>
          <table:table-cell table:style-name="Table1.F6" office:value-type="string">
            <text:p text:style-name="P1">0</text:p>
          </table:table-cell>
          <table:table-cell table:style-name="Table1.G6" office:value-type="string">
            <text:p text:style-name="P1"/>
          </table:table-cell>
        </table:table-row>
      </table:table>
      <text:p text:style-name="P4"/>
      <text:p text:style-name="P5">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9:50:28.492663308</meta:creation-date>
    <dc:date>2021-04-06T17:41:35.331709106</dc:date>
    <meta:editing-duration>PT30M1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2" meta:paragraph-count="67" meta:word-count="327" meta:character-count="1618" meta:non-whitespace-character-count="1367"/>
  </office:meta>
</office:document-meta>
</file>